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7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75cm" fo:break-before="auto" style:use-optimal-row-height="false"/>
    </style:style>
    <style:style style:name="ro5" style:family="table-row">
      <style:table-row-properties style:row-height="2.976cm" fo:break-before="auto" style:use-optimal-row-height="false"/>
    </style:style>
    <style:style style:name="ro6" style:family="table-row">
      <style:table-row-properties style:row-height="2.136cm" fo:break-before="auto" style:use-optimal-row-height="false"/>
    </style:style>
    <style:style style:name="ro7" style:family="table-row">
      <style:table-row-properties style:row-height="1.295cm" fo:break-before="auto" style:use-optimal-row-height="false"/>
    </style:style>
    <style:style style:name="ro8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mystandard"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mystandard">
      <style:table-cell-properties fo:wrap-option="wrap"/>
      <style:map style:condition="is-true-formula(EXACT([$Tabelle1.$B5];&quot;&quot;))" style:apply-style-name="issue" style:base-cell-address="Tabelle1.A5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5"/>
          <table:covered-table-cell table:style-name="ce9"/>
          <table:table-cell table:style-name="ce13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11" office:value-type="string">
            <text:p>Notes</text:p>
          </table:table-cell>
          <table:table-cell table:style-name="ce14" table:number-columns-repeated="1021"/>
        </table:table-row>
        <table:table-row table:style-name="ro4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Album Refresh (F5) not working</text:p>
          </table:table-cell>
          <table:table-cell table:style-name="ce8"/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/>
          <table:table-cell table:style-name="ce12" office:value-type="string">
            <text:p>not reproducible for me (Marcel)</text:p>
            <text:p/>
            <text:p>I can always confirm this (maybe Qt 4.5.1 related?) 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ontext menu is only partial visible on first click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opy / paste not working</text:p>
          </table:table-cell>
          <table:table-cell table:style-name="ce8"/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D&amp;D crashes digiKam sometimes (not in all albums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Disabled navigation in bottom right corner</text:p>
          </table:table-cell>
          <table:table-cell table:style-name="ce8"/>
          <table:table-cell table:style-name="ce12" office:value-type="string">
            <text:p>when? (Marcel)</text:p>
            <text:p/>
            <text:p>When entering a new album 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Quickfilter text search not working correctly (search for tags is broken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by menu / sidebar)</text:p>
          </table:table-cell>
          <table:table-cell table:style-name="ce8"/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by shortcuts)</text:p>
          </table:table-cell>
          <table:table-cell table:style-name="ce8"/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over icon view item)</text:p>
          </table:table-cell>
          <table:table-cell table:style-name="ce8"/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Slow creation of context menu</text:p>
          </table:table-cell>
          <table:table-cell table:style-name="ce8" office:value-type="string">
            <text:p>(x)</text:p>
          </table:table-cell>
          <table:table-cell table:style-name="ce12" office:value-type="string">
            <text:p>Fixed for me – Andi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Tag / album counters not always updated</text:p>
          </table:table-cell>
          <table:table-cell table:style-name="ce8"/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Thumbnail rotation does not change.</text:p>
          </table:table-cell>
          <table:table-cell table:style-name="ce8"/>
          <table:table-cell table:style-name="ce12" office:value-type="string">
            <text:p>when?</text:p>
          </table:table-cell>
          <table:table-cell table:number-columns-repeated="1021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9">29.05.2009</text:date>, <text:time>16:13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5-29T16:13:32</dc:date>
    <meta:editing-duration>PT01H11M49S</meta:editing-duration>
    <meta:editing-cycles>52</meta:editing-cycles>
    <meta:generator>OpenOffice.org/3.1$Linux OpenOffice.org_project/310m11$Build-9399</meta:generator>
    <dc:creator>Andreas Clemens</dc:creator>
    <meta:document-statistic meta:table-count="3" meta:cell-count="55" meta:object-count="0"/>
  </office:meta>
</office:document-meta>
</file>